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1565" officeooo:paragraph-rsid="00121565"/>
    </style:style>
    <style:style style:name="P2" style:family="paragraph" style:parent-style-name="Standard">
      <style:text-properties officeooo:rsid="00065295" officeooo:paragraph-rsid="00065295"/>
    </style:style>
    <style:style style:name="P3" style:family="paragraph" style:parent-style-name="Standard">
      <style:text-properties officeooo:rsid="00065295" officeooo:paragraph-rsid="00072493"/>
    </style:style>
    <style:style style:name="P4" style:family="paragraph" style:parent-style-name="Standard">
      <style:text-properties officeooo:rsid="0007c1be" officeooo:paragraph-rsid="0007c1be"/>
    </style:style>
    <style:style style:name="P5" style:family="paragraph" style:parent-style-name="Standard">
      <style:text-properties officeooo:rsid="00083ff1" officeooo:paragraph-rsid="00083ff1"/>
    </style:style>
    <style:style style:name="P6" style:family="paragraph" style:parent-style-name="Standard">
      <style:text-properties officeooo:rsid="0009f4ac" officeooo:paragraph-rsid="0009f4ac"/>
    </style:style>
    <style:style style:name="P7" style:family="paragraph" style:parent-style-name="Standard">
      <style:text-properties officeooo:rsid="000bbe50" officeooo:paragraph-rsid="000bbe50"/>
    </style:style>
    <style:style style:name="P8" style:family="paragraph" style:parent-style-name="Standard">
      <style:text-properties officeooo:rsid="000d1d69" officeooo:paragraph-rsid="000d1d69"/>
    </style:style>
    <style:style style:name="P9" style:family="paragraph" style:parent-style-name="Standard">
      <style:text-properties officeooo:rsid="000e5073" officeooo:paragraph-rsid="000e5073"/>
    </style:style>
    <style:style style:name="T1" style:family="text">
      <style:text-properties officeooo:rsid="00072493"/>
    </style:style>
    <style:style style:name="T2" style:family="text">
      <style:text-properties officeooo:rsid="000b8f92"/>
    </style:style>
    <style:style style:name="T3" style:family="text">
      <style:text-properties officeooo:rsid="001037d6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river / driven</text:h>
      <text:p text:style-name="P3">Driven element is an element that has data, and max_item <text:span text:style-name="T1">(and a </text:span>start_index<text:span text:style-name="T1">)</text:span>.</text:p>
      <text:p text:style-name="P4">+ See how to manage inventories the same way</text:p>
      <text:p text:style-name="P2">Driver element is a scrollbar or pager widget that has a connected_to.</text:p>
      <text:p text:style-name="P2"/>
      <text:h text:style-name="Heading_20_2" text:outline-level="2">Variables</text:h>
      <text:p text:style-name="P5"><text:span text:style-name="T4">start_index</text:span>: the current index of the first displayed element. This is actually the only value that driver widgets changes in driven element.</text:p>
      <text:p text:style-name="P5"/>
      <text:p text:style-name="P5"><text:span text:style-name="T4">max_item</text:span>: max number of item displayed in the driven element. This is not the actual max_index (can be less, can be more).</text:p>
      <text:p text:style-name="P5"/>
      <text:p text:style-name="P5"><text:span text:style-name="T4">max_index</text:span>: maximum index <text:span text:style-name="T3">value </text:span>of displayable element</text:p>
      <text:p text:style-name="P5"><text:span text:style-name="T4">min_index</text:span>: minimum index <text:span text:style-name="T3">value</text:span> of displayable element (I guess always 1)</text:p>
      <text:p text:style-name="P5"/>
      <text:p text:style-name="P6"><text:span text:style-name="T4">step_index</text:span>: <text:span text:style-name="T2">how many indexes at once should be start_index moved by the driver. Could be 1 for scrollbars (could also be indexes per line for a grid layout), and number of displayed elements per page for pager.</text:span></text:p>
      <text:h text:style-name="Heading_20_2" text:outline-level="2">Policies</text:h>
      <text:p text:style-name="P7">driver should work even if start_index does not fit to a step_index multiple (for example index in the middle of a page). But moving forward or backward should work.</text:p>
      <text:p text:style-name="P7"/>
      <text:p text:style-name="P8">Maybe for convinience purpose, driver could receive decimal indexes (for scrollbar events for example) and chooses the right integer index according to step_index and so on.</text:p>
      <text:p text:style-name="P8"/>
      <text:p text:style-name="P9">Maybe if the driver gets an incorrect index (not corresponding to one of its positions (pages for example) ) then it could correct it before display ?</text:p>
      <text:p text:style-name="P9"/>
      <text:h text:style-name="Heading_20_2" text:outline-level="2">Computations</text:h>
      <text:p text:style-name="P1">nb_of_steps = math.ceil((max_index – min_index + 1) / step_index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20:38.481000000</meta:creation-date>
    <meta:generator>LibreOffice/5.0.5.2$Windows_x86 LibreOffice_project/55b006a02d247b5f7215fc6ea0fde844b30035b3</meta:generator>
    <dc:date>2019-01-11T11:31:39.223000000</dc:date>
    <meta:editing-duration>PT10M56S</meta:editing-duration>
    <meta:editing-cycles>13</meta:editing-cycles>
    <meta:document-statistic meta:table-count="0" meta:image-count="0" meta:object-count="0" meta:page-count="1" meta:paragraph-count="16" meta:word-count="229" meta:character-count="1386" meta:non-whitespace-character-count="1172"/>
  </office:meta>
</office:document-meta>
</file>